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91cm" draw:z-index="0" draw:style-name="gr1" svg:width="15.999cm" svg:height="8.999cm" svg:x="1.403cm" svg:y="0.389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50.355">
            <text:p>50,35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63.448">
            <text:p>63,44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63.582">
            <text:p>63,58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81.359">
            <text:p>81,35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56.048">
            <text:p>156,04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860.193">
            <text:p>860,19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169.141">
            <text:p>1169,14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010.456">
            <text:p>1010,4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999.867">
            <text:p>999,86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2478.918">
            <text:p>2478,91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75.053">
            <text:p>75,05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237.766">
            <text:p>237,76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74.595">
            <text:p>74,59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238.594">
            <text:p>238,59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278.913">
            <text:p>278,91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941.633">
            <text:p>941,63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287.011">
            <text:p>1287,0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147.766">
            <text:p>1147,76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126.799">
            <text:p>1126,79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2618.461">
            <text:p>2618,46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54.114">
            <text:p>54,11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14.072">
            <text:p>114,0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2:Hoja1.A42 Hoja1.B42:Hoja1.B46 Hoja1.A57:Hoja1.A57 Hoja1.B57:Hoja1.B6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12.748">
            <text:p>112,74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11.49">
            <text:p>111,4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31.225">
            <text:p>231,22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15.195">
            <text:p>115,19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11.529">
            <text:p>111,5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13.052">
            <text:p>113,05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83.172">
            <text:p>183,17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240.771">
            <text:p>240,77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51.054">
            <text:p>51,05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68.442">
            <text:p>68,44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63.846">
            <text:p>63,84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81.679">
            <text:p>81,67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55.472">
            <text:p>155,47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73.23">
            <text:p>73,2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219.872">
            <text:p>219,8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206.672">
            <text:p>206,67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338.152">
            <text:p>338,15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63.989">
            <text:p>163,98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50.166">
            <text:p>50,16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63.448">
            <text:p>63,44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63.413">
            <text:p>63,4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81.275">
            <text:p>81,27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156.267">
            <text:p>156,26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50.512">
            <text:p>50,5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64.405">
            <text:p>64,40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63.388">
            <text:p>63,38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81.941">
            <text:p>81,94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160.728">
            <text:p>160,7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51.672">
            <text:p>51,67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66.633">
            <text:p>66,63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65.132">
            <text:p>65,1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82.699">
            <text:p>82,69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157.182">
            <text:p>157,18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53.156">
            <text:p>53,15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79.704">
            <text:p>79,70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64.307">
            <text:p>64,30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82.089">
            <text:p>82,08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154.665">
            <text:p>154,66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34.168">
            <text:p>134,16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398.851">
            <text:p>398,8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340.656">
            <text:p>340,6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28.658">
            <text:p>428,65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85.037">
            <text:p>185,03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6" table:number-columns-repeated="8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0.355">
            <text:p>50,355</text:p>
          </table:table-cell>
          <table:table-cell office:value-type="float" office:value="9">
            <text:p>9</text:p>
          </table:table-cell>
          <table:table-cell office:value-type="float" office:value="50.166">
            <text:p>50,166</text:p>
          </table:table-cell>
          <table:table-cell office:value-type="float" office:value="12">
            <text:p>12</text:p>
          </table:table-cell>
          <table:table-cell office:value-type="float" office:value="53.156">
            <text:p>53,15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3.448">
            <text:p>63,448</text:p>
          </table:table-cell>
          <table:table-cell office:value-type="float" office:value="9">
            <text:p>9</text:p>
          </table:table-cell>
          <table:table-cell office:value-type="float" office:value="63.448">
            <text:p>63,448</text:p>
          </table:table-cell>
          <table:table-cell office:value-type="float" office:value="12">
            <text:p>12</text:p>
          </table:table-cell>
          <table:table-cell office:value-type="float" office:value="79.704">
            <text:p>79,70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3.582">
            <text:p>63,582</text:p>
          </table:table-cell>
          <table:table-cell office:value-type="float" office:value="9">
            <text:p>9</text:p>
          </table:table-cell>
          <table:table-cell office:value-type="float" office:value="63.413">
            <text:p>63,413</text:p>
          </table:table-cell>
          <table:table-cell office:value-type="float" office:value="12">
            <text:p>12</text:p>
          </table:table-cell>
          <table:table-cell office:value-type="float" office:value="64.307">
            <text:p>64,30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1.359">
            <text:p>81,359</text:p>
          </table:table-cell>
          <table:table-cell office:value-type="float" office:value="9">
            <text:p>9</text:p>
          </table:table-cell>
          <table:table-cell office:value-type="float" office:value="81.275">
            <text:p>81,275</text:p>
          </table:table-cell>
          <table:table-cell office:value-type="float" office:value="12">
            <text:p>12</text:p>
          </table:table-cell>
          <table:table-cell office:value-type="float" office:value="82.089">
            <text:p>82,08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56.048">
            <text:p>156,048</text:p>
          </table:table-cell>
          <table:table-cell office:value-type="float" office:value="9">
            <text:p>9</text:p>
          </table:table-cell>
          <table:table-cell office:value-type="float" office:value="156.267">
            <text:p>156,267</text:p>
          </table:table-cell>
          <table:table-cell office:value-type="float" office:value="12">
            <text:p>12</text:p>
          </table:table-cell>
          <table:table-cell office:value-type="float" office:value="154.665">
            <text:p>154,665</text:p>
          </table:table-cell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07:23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07:23:11</dc:date>
    <dc:creator>Maria Andrea</dc:creator>
    <meta:editing-duration>PT3H24M18S</meta:editing-duration>
    <meta:editing-cycles>9</meta:editing-cycles>
    <meta:generator>LibreOffice/3.3$Linux LibreOffice_project/330m19$Build-401</meta:generator>
    <meta:document-statistic meta:table-count="3" meta:cell-count="6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20</text:p>
        </chart:title>
        <chart:subtitle svg:x="7.316cm" svg:y="0.776cm" chart:style-name="ch3">
          <text:p>usa tech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068cm" svg:y="1.286cm" svg:width="12.717cm" svg:height="6.545cm">
          <chartooo:coordinate-region svg:x="3.06cm" svg:y="1.485cm" svg:width="11.538cm" svg:height="5.699cm"/>
          <chart:axis chart:dimension="x" chart:name="primary-x" chart:style-name="ch6">
            <chart:title svg:x="7.086cm" svg:y="8.011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188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</text:p>
                <draw:g>
                  <svg:desc>Hoja1.C7:Hoja1.C11</svg:desc>
                </draw:g>
              </table:table-cell>
              <table:table-cell office:value-type="float" office:value="50.355">
                <text:p>50.355</text:p>
                <draw:g>
                  <svg:desc>Hoja1.B2:Hoja1.B6</svg:desc>
                </draw:g>
              </table:table-cell>
              <table:table-cell office:value-type="float" office:value="860.193">
                <text:p>860.193</text:p>
                <draw:g>
                  <svg:desc>Hoja1.B7:Hoja1.B11</svg:desc>
                </draw:g>
              </table:table-cell>
              <table:table-cell office:value-type="float" office:value="75.053">
                <text:p>75.053</text:p>
                <draw:g>
                  <svg:desc>Hoja1.B12:Hoja1.B16</svg:desc>
                </draw:g>
              </table:table-cell>
              <table:table-cell office:value-type="float" office:value="941.633">
                <text:p>941.633</text:p>
                <draw:g>
                  <svg:desc>Hoja1.B17:Hoja1.B21</svg:desc>
                </draw:g>
              </table:table-cell>
              <table:table-cell office:value-type="float" office:value="54.114">
                <text:p>54.114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448">
                <text:p>63.448</text:p>
              </table:table-cell>
              <table:table-cell office:value-type="float" office:value="1169.141">
                <text:p>1169.141</text:p>
              </table:table-cell>
              <table:table-cell office:value-type="float" office:value="237.766">
                <text:p>237.766</text:p>
              </table:table-cell>
              <table:table-cell office:value-type="float" office:value="1287.011">
                <text:p>1287.011</text:p>
              </table:table-cell>
              <table:table-cell office:value-type="float" office:value="114.072">
                <text:p>114.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582">
                <text:p>63.582</text:p>
              </table:table-cell>
              <table:table-cell office:value-type="float" office:value="1010.456">
                <text:p>1010.456</text:p>
              </table:table-cell>
              <table:table-cell office:value-type="float" office:value="74.595">
                <text:p>74.595</text:p>
              </table:table-cell>
              <table:table-cell office:value-type="float" office:value="1147.766">
                <text:p>1147.766</text:p>
              </table:table-cell>
              <table:table-cell office:value-type="float" office:value="112.748">
                <text:p>112.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.359">
                <text:p>81.359</text:p>
              </table:table-cell>
              <table:table-cell office:value-type="float" office:value="999.867">
                <text:p>999.867</text:p>
              </table:table-cell>
              <table:table-cell office:value-type="float" office:value="238.594">
                <text:p>238.594</text:p>
              </table:table-cell>
              <table:table-cell office:value-type="float" office:value="1126.799">
                <text:p>1126.799</text:p>
              </table:table-cell>
              <table:table-cell office:value-type="float" office:value="111.49">
                <text:p>111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.048">
                <text:p>156.048</text:p>
              </table:table-cell>
              <table:table-cell office:value-type="float" office:value="2478.918">
                <text:p>2478.918</text:p>
              </table:table-cell>
              <table:table-cell office:value-type="float" office:value="278.913">
                <text:p>278.913</text:p>
              </table:table-cell>
              <table:table-cell office:value-type="float" office:value="2618.461">
                <text:p>2618.461</text:p>
              </table:table-cell>
              <table:table-cell office:value-type="float" office:value="231.225">
                <text:p>231.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20</text:p>
        </chart:title>
        <chart:subtitle svg:x="7.414cm" svg:y="0.694cm" chart:style-name="ch3">
          <text:p>usa tech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256cm" svg:y="1.277cm" svg:width="12.086cm" svg:height="6.559cm">
          <chartooo:coordinate-region svg:x="3.063cm" svg:y="1.477cm" svg:width="11.092cm" svg:height="5.712cm"/>
          <chart:axis chart:dimension="x" chart:name="primary-x" chart:style-name="ch6">
            <chart:title svg:x="6.959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6cm" svg:y="5.896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</text:p>
                <draw:g>
                  <svg:desc>Hoja1.C7:Hoja1.C11</svg:desc>
                </draw:g>
              </table:table-cell>
              <table:table-cell office:value-type="float" office:value="115.195">
                <text:p>115.195</text:p>
                <draw:g>
                  <svg:desc>Hoja1.B27:Hoja1.B31</svg:desc>
                </draw:g>
              </table:table-cell>
              <table:table-cell office:value-type="float" office:value="51.054">
                <text:p>51.054</text:p>
                <draw:g>
                  <svg:desc>Hoja1.B32:Hoja1.B36</svg:desc>
                </draw:g>
              </table:table-cell>
              <table:table-cell office:value-type="float" office:value="73.23">
                <text:p>73.23</text:p>
                <draw:g>
                  <svg:desc>Hoja1.B37:Hoja1.B41</svg:desc>
                </draw:g>
              </table:table-cell>
              <table:table-cell office:value-type="float" office:value="50.166">
                <text:p>50.166</text:p>
                <draw:g>
                  <svg:desc>Hoja1.B42:Hoja1.B46</svg:desc>
                </draw:g>
              </table:table-cell>
              <table:table-cell office:value-type="float" office:value="50.512">
                <text:p>50.512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.529">
                <text:p>111.529</text:p>
              </table:table-cell>
              <table:table-cell office:value-type="float" office:value="68.442">
                <text:p>68.442</text:p>
              </table:table-cell>
              <table:table-cell office:value-type="float" office:value="219.872">
                <text:p>219.872</text:p>
              </table:table-cell>
              <table:table-cell office:value-type="float" office:value="63.448">
                <text:p>63.448</text:p>
              </table:table-cell>
              <table:table-cell office:value-type="float" office:value="64.405">
                <text:p>64.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052">
                <text:p>113.052</text:p>
              </table:table-cell>
              <table:table-cell office:value-type="float" office:value="63.846">
                <text:p>63.846</text:p>
              </table:table-cell>
              <table:table-cell office:value-type="float" office:value="206.672">
                <text:p>206.672</text:p>
              </table:table-cell>
              <table:table-cell office:value-type="float" office:value="63.413">
                <text:p>63.413</text:p>
              </table:table-cell>
              <table:table-cell office:value-type="float" office:value="63.388">
                <text:p>63.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.172">
                <text:p>183.172</text:p>
              </table:table-cell>
              <table:table-cell office:value-type="float" office:value="81.679">
                <text:p>81.679</text:p>
              </table:table-cell>
              <table:table-cell office:value-type="float" office:value="338.152">
                <text:p>338.152</text:p>
              </table:table-cell>
              <table:table-cell office:value-type="float" office:value="81.275">
                <text:p>81.275</text:p>
              </table:table-cell>
              <table:table-cell office:value-type="float" office:value="81.941">
                <text:p>81.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.771">
                <text:p>240.771</text:p>
              </table:table-cell>
              <table:table-cell office:value-type="float" office:value="155.472">
                <text:p>155.472</text:p>
              </table:table-cell>
              <table:table-cell office:value-type="float" office:value="163.989">
                <text:p>163.989</text:p>
              </table:table-cell>
              <table:table-cell office:value-type="float" office:value="156.267">
                <text:p>156.267</text:p>
              </table:table-cell>
              <table:table-cell office:value-type="float" office:value="160.728">
                <text:p>160.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20</text:p>
        </chart:title>
        <chart:subtitle svg:x="7.316cm" svg:y="0.798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257cm" svg:y="1.384cm" svg:width="12.529cm" svg:height="6.452cm">
          <chartooo:coordinate-region svg:x="3.064cm" svg:y="1.583cm" svg:width="11.535cm" svg:height="5.606cm"/>
          <chart:axis chart:dimension="x" chart:name="primary-x" chart:style-name="ch6">
            <chart:title svg:x="7.181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7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</text:p>
                <draw:g>
                  <svg:desc>Hoja1.C7:Hoja1.C11</svg:desc>
                </draw:g>
              </table:table-cell>
              <table:table-cell office:value-type="float" office:value="51.672">
                <text:p>51.672</text:p>
                <draw:g>
                  <svg:desc>Hoja1.B52:Hoja1.B56</svg:desc>
                </draw:g>
              </table:table-cell>
              <table:table-cell office:value-type="float" office:value="53.156">
                <text:p>53.156</text:p>
                <draw:g>
                  <svg:desc>Hoja1.B57:Hoja1.B61</svg:desc>
                </draw:g>
              </table:table-cell>
              <table:table-cell office:value-type="float" office:value="134.168">
                <text:p>134.168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633">
                <text:p>66.633</text:p>
              </table:table-cell>
              <table:table-cell office:value-type="float" office:value="79.704">
                <text:p>79.704</text:p>
              </table:table-cell>
              <table:table-cell office:value-type="float" office:value="398.851">
                <text:p>398.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132">
                <text:p>65.132</text:p>
              </table:table-cell>
              <table:table-cell office:value-type="float" office:value="64.307">
                <text:p>64.307</text:p>
              </table:table-cell>
              <table:table-cell office:value-type="float" office:value="340.656">
                <text:p>340.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699">
                <text:p>82.699</text:p>
              </table:table-cell>
              <table:table-cell office:value-type="float" office:value="82.089">
                <text:p>82.089</text:p>
              </table:table-cell>
              <table:table-cell office:value-type="float" office:value="428.658">
                <text:p>428.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.182">
                <text:p>157.182</text:p>
              </table:table-cell>
              <table:table-cell office:value-type="float" office:value="154.665">
                <text:p>154.665</text:p>
              </table:table-cell>
              <table:table-cell office:value-type="float" office:value="185.037">
                <text:p>185.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1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>
        <chart:symbol-image/>
      </style:chart-properties>
      <style:graphic-properties svg:stroke-width="0.01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20</text:p>
        </chart:title>
        <chart:subtitle svg:x="7.316cm" svg:y="0.776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2:Hoja1.A42 Hoja1.B42:Hoja1.B46 Hoja1.A57:Hoja1.A57 Hoja1.B57:Hoja1.B61" chart:data-source-has-labels="both" svg:x="2.068cm" svg:y="1.303cm" svg:width="12.66cm" svg:height="6.532cm">
          <chartooo:coordinate-region svg:x="2.875cm" svg:y="1.503cm" svg:width="11.666cm" svg:height="5.685cm"/>
          <chart:axis chart:dimension="x" chart:name="primary-x" chart:style-name="ch6">
            <chart:title svg:x="7.058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188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2:Hoja1.B46" chart:label-cell-address="Hoja1.A42:Hoja1.A42" chart:class="chart:line">
            <chart:data-point chart:repeated="5"/>
          </chart:series>
          <chart:series chart:style-name="ch12" chart:values-cell-range-address="Hoja1.B57:Hoja1.B61" chart:label-cell-address="Hoja1.A57:Hoja1.A57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</text:p>
                <draw:g>
                  <svg:desc>Hoja1.C7:Hoja1.C11</svg:desc>
                </draw:g>
              </table:table-cell>
              <table:table-cell office:value-type="float" office:value="50.355">
                <text:p>50.355</text:p>
                <draw:g>
                  <svg:desc>Hoja1.B2:Hoja1.B6</svg:desc>
                </draw:g>
              </table:table-cell>
              <table:table-cell office:value-type="float" office:value="50.166">
                <text:p>50.166</text:p>
                <draw:g>
                  <svg:desc>Hoja1.B42:Hoja1.B46</svg:desc>
                </draw:g>
              </table:table-cell>
              <table:table-cell office:value-type="float" office:value="53.156">
                <text:p>53.156</text:p>
                <draw:g>
                  <svg:desc>Hoja1.B57:Hoja1.B61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448">
                <text:p>63.448</text:p>
              </table:table-cell>
              <table:table-cell office:value-type="float" office:value="63.448">
                <text:p>63.448</text:p>
              </table:table-cell>
              <table:table-cell office:value-type="float" office:value="79.704">
                <text:p>79.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582">
                <text:p>63.582</text:p>
              </table:table-cell>
              <table:table-cell office:value-type="float" office:value="63.413">
                <text:p>63.413</text:p>
              </table:table-cell>
              <table:table-cell office:value-type="float" office:value="64.307">
                <text:p>64.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.359">
                <text:p>81.359</text:p>
              </table:table-cell>
              <table:table-cell office:value-type="float" office:value="81.275">
                <text:p>81.275</text:p>
              </table:table-cell>
              <table:table-cell office:value-type="float" office:value="82.089">
                <text:p>82.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.048">
                <text:p>156.048</text:p>
              </table:table-cell>
              <table:table-cell office:value-type="float" office:value="156.267">
                <text:p>156.267</text:p>
              </table:table-cell>
              <table:table-cell office:value-type="float" office:value="154.665">
                <text:p>154.6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